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ae2" officeooo:paragraph-rsid="00147ae2"/>
    </style:style>
    <style:style style:name="T1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ormance comparision:</text:p>
      <text:p text:style-name="P1">prims:</text:p>
      <text:p text:style-name="P1">O(|V|<text:span text:style-name="T1">2</text:span>)</text:p>
      <text:p text:style-name="P1">Krushkals:</text:p>
      <text:p text:style-name="P1">O(V logV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1:21:47.313473854</meta:creation-date>
    <dc:date>2023-01-18T11:24:08.552829755</dc:date>
    <meta:editing-duration>PT2M21S</meta:editing-duration>
    <meta:editing-cycles>1</meta:editing-cycles>
    <meta:document-statistic meta:table-count="0" meta:image-count="0" meta:object-count="0" meta:page-count="1" meta:paragraph-count="5" meta:word-count="7" meta:character-count="56" meta:non-whitespace-character-count="54"/>
    <meta:generator>LibreOffice/6.4.7.2$Linux_X86_64 LibreOffice_project/40$Build-2</meta:generator>
  </office:meta>
</office:document-meta>
</file>